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4d3"/>
    </style:style>
    <style:style style:name="P2" style:family="paragraph" style:parent-style-name="Standard">
      <style:text-properties fo:language="en" fo:country="GB" officeooo:rsid="0004e3ff" officeooo:paragraph-rsid="0004e3ff"/>
    </style:style>
    <style:style style:name="P3" style:family="paragraph" style:parent-style-name="Standard">
      <style:text-properties fo:language="en" fo:country="GB" officeooo:rsid="00003678" officeooo:paragraph-rsid="00003678"/>
    </style:style>
    <style:style style:name="P4" style:family="paragraph" style:parent-style-name="Standard">
      <style:text-properties fo:language="en" fo:country="GB" officeooo:rsid="00003678" officeooo:paragraph-rsid="0005f4d3"/>
    </style:style>
    <style:style style:name="P5" style:family="paragraph" style:parent-style-name="Standard">
      <style:text-properties fo:language="en" fo:country="GB" officeooo:rsid="0001adf5" officeooo:paragraph-rsid="0001adf5"/>
    </style:style>
    <style:style style:name="P6" style:family="paragraph" style:parent-style-name="Standard">
      <style:text-properties fo:language="en" fo:country="GB" officeooo:rsid="0001adf5" officeooo:paragraph-rsid="000372ac"/>
    </style:style>
    <style:style style:name="P7" style:family="paragraph" style:parent-style-name="Standard">
      <style:text-properties fo:language="en" fo:country="GB" officeooo:rsid="0001adf5" officeooo:paragraph-rsid="0007fa9c"/>
    </style:style>
    <style:style style:name="P8" style:family="paragraph" style:parent-style-name="Standard">
      <style:text-properties fo:language="en" fo:country="GB" officeooo:rsid="0000f6f7" officeooo:paragraph-rsid="0001adf5"/>
    </style:style>
    <style:style style:name="P9" style:family="paragraph" style:parent-style-name="Standard">
      <style:text-properties fo:language="en" fo:country="GB" officeooo:rsid="0000f6f7" officeooo:paragraph-rsid="0007fa9c"/>
    </style:style>
    <style:style style:name="P10" style:family="paragraph" style:parent-style-name="Standard">
      <style:text-properties fo:language="en" fo:country="GB" fo:font-style="italic" officeooo:rsid="00003678" officeooo:paragraph-rsid="0000f6f7" style:font-style-asian="italic" style:font-style-complex="italic"/>
    </style:style>
    <style:style style:name="P11" style:family="paragraph" style:parent-style-name="Standard">
      <style:text-properties fo:language="en" fo:country="GB" fo:font-style="italic" officeooo:rsid="0005f4d3" officeooo:paragraph-rsid="0005f4d3" style:font-style-asian="italic" style:font-style-complex="italic"/>
    </style:style>
    <style:style style:name="P12" style:family="paragraph" style:parent-style-name="Standard">
      <style:text-properties fo:language="en" fo:country="GB" fo:font-style="italic" officeooo:rsid="0000f6f7" officeooo:paragraph-rsid="0001adf5" style:font-style-asian="italic" style:font-style-complex="italic"/>
    </style:style>
    <style:style style:name="P13" style:family="paragraph" style:parent-style-name="Standard">
      <style:text-properties fo:language="en" fo:country="GB" officeooo:paragraph-rsid="000372ac"/>
    </style:style>
    <style:style style:name="P14" style:family="paragraph" style:parent-style-name="Standard">
      <style:text-properties fo:language="en" fo:country="GB" officeooo:paragraph-rsid="0005f4d3"/>
    </style:style>
    <style:style style:name="P15" style:family="paragraph" style:parent-style-name="Table_20_Contents">
      <style:text-properties fo:language="en" fo:country="GB" fo:font-style="italic" officeooo:paragraph-rsid="0005f4d3" style:font-style-asian="italic" style:font-style-complex="italic"/>
    </style:style>
    <style:style style:name="P16" style:family="paragraph" style:parent-style-name="Table_20_Contents">
      <style:text-properties fo:language="en" fo:country="GB" fo:font-style="italic" officeooo:rsid="00003678" officeooo:paragraph-rsid="0001adf5" style:font-style-asian="italic" style:font-style-complex="italic"/>
    </style:style>
    <style:style style:name="P17" style:family="paragraph" style:parent-style-name="Table_20_Contents">
      <style:text-properties fo:language="en" fo:country="GB" fo:font-style="italic" officeooo:rsid="00003678" officeooo:paragraph-rsid="0005f4d3" style:font-style-asian="italic" style:font-style-complex="italic"/>
    </style:style>
    <style:style style:name="P18" style:family="paragraph" style:parent-style-name="Table_20_Contents">
      <style:text-properties fo:language="en" fo:country="GB" fo:font-style="italic" officeooo:rsid="0004e3ff" officeooo:paragraph-rsid="0004e3ff" style:font-style-asian="italic" style:font-style-complex="italic"/>
    </style:style>
    <style:style style:name="P19" style:family="paragraph" style:parent-style-name="Table_20_Contents">
      <style:text-properties fo:language="en" fo:country="GB" fo:font-style="italic" officeooo:rsid="0004e3ff" officeooo:paragraph-rsid="000631e8" style:font-style-asian="italic" style:font-style-complex="italic"/>
    </style:style>
    <style:style style:name="P20" style:family="paragraph" style:parent-style-name="Table_20_Contents">
      <style:text-properties fo:language="en" fo:country="GB" fo:font-style="italic" officeooo:rsid="0005f4d3" officeooo:paragraph-rsid="0005f4d3" style:font-style-asian="italic" style:font-style-complex="italic"/>
    </style:style>
    <style:style style:name="P21" style:family="paragraph" style:parent-style-name="Title">
      <style:text-properties fo:language="en" fo:country="GB"/>
    </style:style>
    <style:style style:name="P22" style:family="paragraph" style:parent-style-name="Standard">
      <style:text-properties fo:language="en" fo:country="GB" fo:font-style="italic" officeooo:rsid="0005f4d3" officeooo:paragraph-rsid="00003678" style:font-style-asian="italic" style:font-style-complex="italic"/>
    </style:style>
    <style:style style:name="P23" style:family="paragraph" style:parent-style-name="Standard">
      <style:text-properties fo:language="en" fo:country="GB" fo:font-style="italic" officeooo:rsid="0000f6f7" officeooo:paragraph-rsid="0000f6f7" style:font-style-asian="italic" style:font-style-complex="italic"/>
    </style:style>
    <style:style style:name="P24" style:family="paragraph" style:parent-style-name="Standard">
      <style:text-properties fo:language="en" fo:country="GB" fo:font-style="italic" officeooo:rsid="0000f6f7" officeooo:paragraph-rsid="0007fa9c" style:font-style-asian="italic" style:font-style-complex="italic"/>
    </style:style>
    <style:style style:name="P25" style:family="paragraph" style:parent-style-name="Standard">
      <style:text-properties fo:language="en" fo:country="GB" fo:font-style="italic" officeooo:rsid="00003678" officeooo:paragraph-rsid="0000f6f7" style:font-style-asian="italic" style:font-style-complex="italic"/>
    </style:style>
    <style:style style:name="P26" style:family="paragraph" style:parent-style-name="Standard">
      <style:text-properties fo:language="en" fo:country="GB" officeooo:rsid="0000f6f7" officeooo:paragraph-rsid="00096eac"/>
    </style:style>
    <style:style style:name="T1" style:family="text">
      <style:text-properties officeooo:rsid="00003678"/>
    </style:style>
    <style:style style:name="T2" style:family="text">
      <style:text-properties officeooo:rsid="0000f6f7"/>
    </style:style>
    <style:style style:name="T3" style:family="text">
      <style:text-properties officeooo:rsid="0004e3ff"/>
    </style:style>
    <style:style style:name="T4" style:family="text">
      <style:text-properties officeooo:rsid="0005f4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3678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5f4d3" style:font-style-asian="italic" style:font-style-complex="italic"/>
    </style:style>
    <style:style style:name="T9" style:family="text">
      <style:text-properties fo:font-style="italic" officeooo:rsid="0000f6f7" style:font-style-asian="italic" style:font-style-complex="italic"/>
    </style:style>
    <style:style style:name="T10" style:family="text">
      <style:text-properties fo:font-style="italic" officeooo:rsid="00096eac" style:font-style-asian="italic" style:font-style-complex="italic"/>
    </style:style>
    <style:style style:name="T11" style:family="text">
      <style:text-properties fo:language="en" fo:country="GB" officeooo:rsid="0001adf5"/>
    </style:style>
    <style:style style:name="T12" style:family="text">
      <style:text-properties fo:language="en" fo:country="GB" officeooo:rsid="00003678"/>
    </style:style>
    <style:style style:name="T13" style:family="text">
      <style:text-properties fo:language="en" fo:country="GB" fo:font-style="italic" officeooo:rsid="0005f4d3" style:font-style-asian="italic" style:font-style-complex="italic"/>
    </style:style>
    <style:style style:name="T14" style:family="text">
      <style:text-properties fo:language="en" fo:country="GB" fo:font-style="italic" officeooo:rsid="000631e8" style:font-style-asian="italic" style:font-style-complex="italic"/>
    </style:style>
    <style:style style:name="T15" style:family="text">
      <style:text-properties fo:language="en" fo:country="GB" officeooo:rsid="0000f6f7"/>
    </style:style>
    <style:style style:name="Sect1" style:family="section">
      <style:section-properties text:dont-balance-text-columns="false" style:editable="false">
        <style:columns fo:column-count="2">
          <style:column style:rel-width="2125*" fo:start-indent="0cm" fo:end-indent="0.249cm"/>
          <style:column style:rel-width="7513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ssen</text:p>
      <text:p text:style-name="P2">Vielen Dank für deine Hilfe für eine freie Weltkarte für alle</text:p>
      <text:p text:style-name="P3"/>
      <text:p text:style-name="P22">name</text:p>
      <text:p text:style-name="P22">cuisine</text:p>
      <text:p text:style-name="P23">operator</text:p>
      <text:p text:style-name="P9"><text:span text:style-name="T10">contact:</text:span><text:span text:style-name="T8">w</text:span><text:span text:style-name="T7">ebsite</text:span></text:p>
      <text:p text:style-name="P26"><text:span text:style-name="T10">contact:</text:span><text:span text:style-name="T8">phone</text:span></text:p>
      <text:p text:style-name="P26"><text:span text:style-name="T10">contact:email</text:span></text:p>
      <text:p text:style-name="P24"/>
      <text:p text:style-name="P3">Adresse:</text:p>
      <text:p text:style-name="P10">addr:street <text:s text:c="2"/>addr:housenumber</text:p>
      <text:p text:style-name="P10">addr:postcode <text:s text:c="2"/>addr:city</text:p>
      <text:p text:style-name="P10">addr:country</text:p>
      <text:p text:style-name="P8"/>
      <text:section text:style-name="Sect1" text:name="Section1">
        <text:p text:style-name="P20">delivery</text:p>
        <text:p text:style-name="P12"><text:span text:style-name="T4">t</text:span><text:span text:style-name="T1">akeaway</text:span></text:p>
        <text:p text:style-name="P15"><text:span text:style-name="T6">diet:</text:span><text:span text:style-name="T5">gluten_free</text:span></text:p>
        <text:p text:style-name="P15"><text:span text:style-name="T1">diet:</text:span>lactose_free</text:p>
        <text:p text:style-name="P16">diet:vegetarian</text:p>
        <text:p text:style-name="P17">diet:vegan</text:p>
        <text:p text:style-name="P17">diet:halal</text:p>
        <text:p text:style-name="P17">diet:koscher</text:p>
        <text:p text:style-name="P11">wheelchair</text:p>
        <text:p text:style-name="P6"><text:span text:style-name="T7">internet_access</text:span> </text:p>
        <text:p text:style-name="P11">changing_table</text:p>
        <text:p text:style-name="P20">highchair</text:p>
        <text:p text:style-name="P18">outdoor_seating</text:p>
        <text:p text:style-name="P19">toilets</text:p>
        <text:p text:style-name="P18">toilets:wheelchair</text:p>
        <text:p text:style-name="P13"><text:span text:style-name="T1">□ </text:span><text:span text:style-name="T8">yes</text:span><text:span text:style-name="T2"> <text:s text:c="2"/>□ </text:span><text:span text:style-name="T8">no</text:span></text:p>
        <text:p text:style-name="P14"><text:span text:style-name="T1">□ </text:span><text:span text:style-name="T8">yes</text:span><text:span text:style-name="T2"> <text:s text:c="2"/>□ </text:span><text:span text:style-name="T8">no</text:span><text:span text:style-name="T2"> <text:s text:c="2"/>□ </text:span><text:span text:style-name="T8">only</text:span></text:p>
        <text:p text:style-name="P4">□ <text:span text:style-name="T8">yes</text:span><text:span text:style-name="T2"> <text:s text:c="2"/>□ </text:span><text:span text:style-name="T8">no</text:span><text:span text:style-name="T2"> <text:s text:c="2"/>□ </text:span><text:span text:style-name="T8">only</text:span></text:p>
        <text:p text:style-name="P4"><text:span text:style-name="T7">□ </text:span><text:span text:style-name="T8">yes</text:span><text:span text:style-name="T9"> <text:s text:c="2"/>□ </text:span><text:span text:style-name="T8">no</text:span><text:span text:style-name="T9"> <text:s text:c="2"/>□ </text:span><text:span text:style-name="T8">only</text:span></text:p>
        <text:p text:style-name="P4"><text:span text:style-name="T7">□ </text:span><text:span text:style-name="T8">yes</text:span><text:span text:style-name="T9"> <text:s text:c="2"/>□ </text:span><text:span text:style-name="T8">no</text:span><text:span text:style-name="T9"> <text:s text:c="2"/>□ </text:span><text:span text:style-name="T8">only</text:span></text:p>
        <text:p text:style-name="P4"><text:span text:style-name="T7">□ </text:span><text:span text:style-name="T8">yes</text:span><text:span text:style-name="T9"> <text:s text:c="2"/>□ </text:span><text:span text:style-name="T8">no</text:span><text:span text:style-name="T9"> <text:s text:c="2"/>□ </text:span><text:span text:style-name="T8">only</text:span></text:p>
        <text:p text:style-name="P4"><text:span text:style-name="T7">□ </text:span><text:span text:style-name="T8">yes</text:span><text:span text:style-name="T9"> <text:s text:c="2"/>□ </text:span><text:span text:style-name="T8">no</text:span><text:span text:style-name="T9"> <text:s text:c="2"/>□ </text:span><text:span text:style-name="T8">only</text:span></text:p>
        <text:p text:style-name="P4"><text:span text:style-name="T7">□ </text:span><text:span text:style-name="T8">yes</text:span><text:span text:style-name="T9"> <text:s text:c="2"/>□ </text:span><text:span text:style-name="T8">no</text:span><text:span text:style-name="T9"> <text:s text:c="2"/>□ </text:span><text:span text:style-name="T8">only</text:span></text:p>
        <text:p text:style-name="P14"><text:span text:style-name="T1">□ </text:span><text:span text:style-name="T8">yes</text:span><text:span text:style-name="T2"> <text:s text:c="2"/>□ </text:span><text:span text:style-name="T8">no</text:span><text:span text:style-name="T2"> <text:s text:c="2"/>□ </text:span><text:span text:style-name="T8">limited</text:span></text:p>
        <text:p text:style-name="P1"><text:span text:style-name="T12">□ </text:span><text:span text:style-name="T13">yes</text:span><text:span text:style-name="T15"> <text:s text:c="2"/>□ </text:span><text:span text:style-name="T13">no</text:span><text:span text:style-name="T11"> <text:s text:c="2"/>□ </text:span><text:span text:style-name="T14">wlan</text:span><text:span text:style-name="T11"> <text:s text:c="2"/>□ </text:span><text:span text:style-name="T14">wired</text:span></text:p>
        <text:p text:style-name="P4">□ <text:span text:style-name="T8">yes</text:span><text:span text:style-name="T2"> <text:s text:c="2"/>□ </text:span><text:span text:style-name="T8">no</text:span><text:span text:style-name="T2"> <text:s text:c="2"/></text:span><text:span text:style-name="T9">changing_table:location</text:span><text:span text:style-name="T3"> ________________________</text:span></text:p>
        <text:p text:style-name="P4">□ <text:span text:style-name="T8">yes</text:span><text:span text:style-name="T2"> <text:s text:c="2"/>□ </text:span><text:span text:style-name="T8">no</text:span></text:p>
        <text:p text:style-name="P4">□ <text:span text:style-name="T8">yes</text:span><text:span text:style-name="T2"> <text:s text:c="2"/>□ </text:span><text:span text:style-name="T8">no</text:span></text:p>
        <text:p text:style-name="P4">□ <text:span text:style-name="T8">yes</text:span><text:span text:style-name="T2"> <text:s text:c="2"/>□ </text:span><text:span text:style-name="T8">no</text:span></text:p>
        <text:p text:style-name="P4">□ <text:span text:style-name="T8">yes</text:span><text:span text:style-name="T2"> <text:s text:c="2"/>□ </text:span><text:span text:style-name="T8">no</text:span></text:p>
      </text:section>
      <text:p text:style-name="P5"/>
      <text:p text:style-name="P7"><text:span text:style-name="T7">opening_hou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09T15:41:18.925224840</dc:date>
    <meta:editing-duration>PT16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43" meta:word-count="122" meta:character-count="724" meta:non-whitespace-character-count="588"/>
  </office:meta>
</office:document-meta>
</file>